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" svg:font-family="Couri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3937in" fo:margin-right="0.3937in" fo:margin-top="0in" fo:margin-bottom="0.1965in" loext:contextual-spacing="false" fo:orphans="2" fo:widows="2" fo:text-indent="0in" style:auto-text-indent="false" style:writing-mode="lr-tb"/>
      <style:text-properties fo:font-variant="normal" fo:text-transform="none" fo:color="#222222" style:font-name="Courier" fo:font-size="10.5pt" fo:letter-spacing="normal" fo:font-style="normal" fo:font-weight="normal"/>
    </style:style>
    <style:style style:name="P2" style:family="paragraph" style:parent-style-name="Preformatted_20_Text">
      <style:paragraph-properties fo:margin-left="0.3937in" fo:margin-right="0.3937in" fo:orphans="2" fo:widows="2" fo:text-indent="0in" style:auto-text-indent="false" style:writing-mode="lr-tb"/>
      <style:text-properties fo:font-variant="normal" fo:text-transform="none" fo:color="#222222" style:font-name="Courier" fo:font-size="10.5pt" fo:letter-spacing="normal" fo:font-style="normal" fo:font-weight="normal"/>
    </style:style>
    <style:style style:name="P3" style:family="paragraph" style:parent-style-name="Preformatted_20_Text">
      <style:paragraph-properties fo:margin-left="0.3937in" fo:margin-right="0.3937in" fo:orphans="2" fo:widows="2" fo:text-indent="0in" style:auto-text-indent="false" style:writing-mode="lr-tb"/>
      <style:text-properties fo:font-variant="normal" fo:text-transform="none" fo:color="#222222" fo:letter-spacing="normal"/>
    </style:style>
    <style:style style:name="T1" style:family="text">
      <style:text-properties style:font-name="Courier" fo:font-size="10.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SP <text:s text:c="2"/>PILOT 73N <text:s text:c="8"/>*** ROTATION OPER <text:s text:c="18"/></text:p>
      <text:p text:style-name="P2">0698 <text:s text:c="4"/>POS-B <text:s text:c="7"/>EFFECTIVE JUL30 <text:s text:c="8"/>CHECK IN AT 10.00</text:p>
      <text:p text:style-name="P3"><text:s text:c="40"/><text:span text:style-name="T1">ACTUAL REPORT TIME 1000</text:span></text:p>
      <text:p text:style-name="P3"><text:s text:c="61"/></text:p>
      <text:p text:style-name="P2">DAY <text:s/>FLT <text:s/>T DEPARTS <text:s/>ARRIVES C BLK <text:s/>M/U <text:s/>TURN M EQP <text:s text:c="9"/></text:p>
      <text:p text:style-name="P3"><text:s/><text:span text:style-name="T1">30 D 887 <text:s/>MSP 1100 SMF 1226 <text:s text:c="2"/>3.26 0.21 <text:s text:c="7"/>739 <text:s text:c="11"/></text:span></text:p>
      <text:p text:style-name="P3"><text:s text:c="42"/><text:span text:style-name="T1">3.26DHD</text:span></text:p>
      <text:p text:style-name="P2">SMF <text:s/>15.49/SHERATON GRAND SMF <text:s text:c="2"/></text:p>
      <text:p text:style-name="P3"><text:s text:c="4"/><text:span text:style-name="T1">1 ROOM <text:s/>ORIGINALLY BOOKED FOR PLT 1200/29JUL</text:span></text:p>
      <text:p text:style-name="P3"><text:s text:c="32"/><text:span text:style-name="T1">0.00BL <text:s text:c="18"/></text:span></text:p>
      <text:p text:style-name="P3"><text:s text:c="51"/><text:span text:style-name="T1">3.47TL <text:s text:c="5"/></text:span></text:p>
      <text:p text:style-name="P3"><text:s text:c="16"/><text:span text:style-name="T1">PWA <text:s/>FDP/SKD MAX/ACT MAX <text:s text:c="6"/>4.26/15.00/16.00</text:span></text:p>
      <text:p text:style-name="P3"><text:s text:c="3"/><text:span text:style-name="T1">B- LAST ACCLIMATED CITY-MSP <text:s/>REST CLASS- <text:s text:c="3"/>0.00/ 0.00/ 0.00</text:span></text:p>
      <text:p text:style-name="P3"><text:s text:c="4"/><text:span text:style-name="T1">PAY REPORT TIME 0445/31 <text:s text:c="4"/>ACTUAL REPORT TIME 0445/31 <text:s text:c="4"/></text:span></text:p>
      <text:p text:style-name="P3"><text:s/><text:span text:style-name="T1">31 <text:s/>2181 <text:s/>SMF 0545 SLC 0824 <text:s text:c="2"/>1.39 <text:s text:c="6"/>1.46 <text:s/>738 <text:s text:c="11"/></text:span></text:p>
      <text:p text:style-name="P3"><text:s text:c="6"/><text:span text:style-name="T1">524 <text:s/>SLC 1010 JFK 1700 <text:s text:c="2"/>4.50 <text:s text:c="12"/>739 <text:s text:c="11"/></text:span></text:p>
      <text:p text:style-name="P2">JFK <text:s/>13.30/HYATT REGENCY JFK <text:s text:c="3"/></text:p>
      <text:p text:style-name="P3"><text:s text:c="4"/><text:span text:style-name="T1">1 ROOM <text:s/>ORIGINALLY BOOKED FOR PLT 0524/31JUL</text:span></text:p>
      <text:p text:style-name="P3"><text:s text:c="32"/><text:span text:style-name="T1">6.29BL <text:s text:c="18"/></text:span></text:p>
      <text:p text:style-name="P3"><text:s text:c="51"/><text:span text:style-name="T1">6.29TL <text:s text:c="5"/></text:span></text:p>
      <text:p text:style-name="P3"><text:s text:c="16"/><text:span text:style-name="T1">PWA <text:s/>FDP/SKD MAX/ACT MAX <text:s text:c="6"/>9.15/12.30/15.00</text:span></text:p>
      <text:p text:style-name="P3"><text:s text:c="3"/><text:span text:style-name="T1">B- LAST ACCLIMATED CITY-MSP <text:s/>REST CLASS- <text:s text:c="2"/>13.00/15.00/ 9.00</text:span></text:p>
      <text:p text:style-name="P3"><text:s text:c="4"/><text:span text:style-name="T1">PAY REPORT TIME 0700/01 <text:s text:c="4"/>ACTUAL REPORT TIME 0700/01 <text:s text:c="4"/></text:span></text:p>
      <text:p text:style-name="P3"><text:s text:c="2"/><text:span text:style-name="T1">1 <text:s/>2895 <text:s/>JFK 0800 DEN 1030 <text:s text:c="2"/>4.30 <text:s text:c="6"/>1.40 <text:s text:c="16"/></text:span></text:p>
      <text:p text:style-name="P3"><text:s text:c="5"/><text:span text:style-name="T1">2735 <text:s/>DEN 1210 JFK 1815 <text:s text:c="2"/>4.05 <text:s text:c="27"/></text:span></text:p>
      <text:p text:style-name="P2">JFK <text:s/>11.45/HYATT REGENCY JFK <text:s text:c="3"/></text:p>
      <text:p text:style-name="P3"><text:s text:c="4"/><text:span text:style-name="T1">1 ROOM <text:s/>ORIGINALLY BOOKED FOR PLT 2735/01AUG</text:span></text:p>
      <text:p text:style-name="P3"><text:s text:c="32"/><text:span text:style-name="T1">8.35BL <text:s text:c="18"/></text:span></text:p>
      <text:p text:style-name="P3"><text:s text:c="51"/><text:span text:style-name="T1">8.35TL <text:s text:c="5"/></text:span></text:p>
      <text:p text:style-name="P3"><text:s text:c="16"/><text:span text:style-name="T1">PWA <text:s/>FDP/SKD MAX/ACT MAX <text:s text:c="5"/>11.15/12.30/15.00</text:span></text:p>
      <text:p text:style-name="P3"><text:s text:c="3"/><text:span text:style-name="T1">B- LAST ACCLIMATED CITY-MSP <text:s/>REST CLASS- <text:s text:c="2"/>13.00/15.00/ 9.00</text:span></text:p>
      <text:p text:style-name="P3"><text:s text:c="4"/><text:span text:style-name="T1">PAY REPORT TIME 0630/02 <text:s text:c="4"/>ACTUAL REPORT TIME 0630/02 <text:s text:c="4"/></text:span></text:p>
      <text:p text:style-name="P3"><text:s text:c="2"/><text:span text:style-name="T1">2 <text:s/>1516 <text:s/>JFK 0730 RSW 1035 <text:s text:c="2"/>3.05 <text:s text:c="6"/>1.59 <text:s/>738 <text:s text:c="11"/></text:span></text:p>
      <text:p text:style-name="P3"><text:s text:c="5"/><text:span text:style-name="T1">1280 *RSW 1234 MSP 1506 <text:s text:c="2"/>3.32 <text:s text:c="12"/>739 <text:s text:c="11"/></text:span></text:p>
      <text:p text:style-name="P3"><text:s text:c="32"/><text:span text:style-name="T1">6.37BL <text:s text:c="18"/></text:span></text:p>
      <text:p text:style-name="P3"><text:s text:c="51"/><text:span text:style-name="T1">6.37TL <text:s text:c="5"/></text:span></text:p>
      <text:p text:style-name="P3"><text:s text:c="16"/><text:span text:style-name="T1">PWA <text:s/>FDP/SKD MAX/ACT MAX <text:s text:c="6"/>9.36/11.30/14.00</text:span></text:p>
      <text:p text:style-name="P3"><text:s text:c="3"/><text:span text:style-name="T1">B- LAST ACCLIMATED CITY-MSP <text:s/>REST CLASS- <text:s text:c="2"/>12.00/14.00/ 9.00</text:span></text:p>
      <text:p text:style-name="P2">REGULAR--25.28TL <text:s/>21.41BL <text:s/>3.26CR <text:s/>0.21MU <text:s text:c="14"/></text:p>
      <text:p text:style-name="P2">RESERVE- 25.28TL <text:s/>21.41BL <text:s/>3.26CR <text:s/>0.21MU <text:s text:c="14"/></text:p>
      <text:p text:style-name="P2">ROT GUAR <text:s/>POS B - N/A <text:s text:c="15"/></text:p>
      <text:p text:style-name="P3"><text:s text:c="50"/><text:span text:style-name="T1">TAFB <text:s/>77.36CR</text:span></text:p>
      <text:p text:style-name="P3"><text:s text:c="50"/><text:span text:style-name="T1">TAFB <text:s/>77.36EX</text:span></text:p>
      <text:p text:style-name="P3"><text:s/><text:span text:style-name="T1">BLT TO COVER 4210/29</text:span></text:p>
      <text:p text:style-name="P2">B <text:s/>0883120 HALE, DAVID LAMAR <text:s text:c="18"/>REG <text:s text:c="12"/></text:p>
      <text:p text:style-name="P2">TIME FOR ROTS COMPLETED: 738B-GT300 <text:s text:c="27"/></text:p>
      <text:p text:style-name="P2">***************** <text:s/>MISCELLANEOUS INFORMATION <text:s/>*****************</text:p>
      <text:p text:style-name="P2">SMF - HOTEL - SHERATON GRAND SMF <text:s text:c="3"/>916 447 1700 <text:s text:c="14"/></text:p>
      <text:p text:style-name="P3"><text:s text:c="6"/><text:span text:style-name="T1">TRANSPORTATION - UNIVERSAL LIMO <text:s text:c="25"/></text:span></text:p>
      <text:p text:style-name="P3"><text:s text:c="23"/><text:span text:style-name="T1">LIMO 916-361-5466 <text:s text:c="22"/></text:span></text:p>
      <text:p text:style-name="P3"><text:s text:c="6"/><text:span text:style-name="T1">CREW PICK UP - EAST SIDE OF TERMINAL SHUTTLE LIMO AREA <text:s text:c="2"/></text:span></text:p>
      <text:p text:style-name="P3"><text:s text:c="6"/><text:span text:style-name="T1">OPNS - 916 643 4432 <text:s text:c="37"/></text:span></text:p>
      <text:p text:style-name="P2">---------------------------------------------------------------</text:p>
      <text:p text:style-name="P2"><text:soft-page-break/>JFK - HOTEL - HYATT REGENCY JFK <text:s text:c="4"/>833-671-1234 <text:s text:c="14"/></text:p>
      <text:p text:style-name="P3"><text:s text:c="6"/><text:span text:style-name="T1">TRANSPORTATION - SKYHOP GLOBAL <text:s text:c="26"/></text:span></text:p>
      <text:p text:style-name="P3"><text:s text:c="23"/><text:span text:style-name="T1">LIMO 954-573-2727 <text:s text:c="22"/></text:span></text:p>
      <text:p text:style-name="P3"><text:s text:c="6"/><text:span text:style-name="T1">CREW PICK UP - CALL4 TERM 2 TERM 4 ARVL LVL OUTSD AIRTRN </text:span></text:p>
      <text:p text:style-name="P3"><text:s text:c="21"/><text:span text:style-name="T1">BLDG LFT UNDR TRAK <text:s text:c="23"/></text:span></text:p>
      <text:p text:style-name="P3"><text:s text:c="6"/><text:span text:style-name="T1">OPNS - 718-704-2160 <text:s text:c="37"/></text:span></text:p>
      <text:p text:style-name="P2">---------------------------------------------------------------</text:p>
      <text:p text:style-name="P2">JFK - HOTEL - HYATT REGENCY JFK <text:s text:c="4"/>833-671-1234 <text:s text:c="14"/></text:p>
      <text:p text:style-name="P3"><text:s text:c="6"/><text:span text:style-name="T1">TRANSPORTATION - SKYHOP GLOBAL <text:s text:c="26"/></text:span></text:p>
      <text:p text:style-name="P3"><text:s text:c="23"/><text:span text:style-name="T1">LIMO 954-573-2727 <text:s text:c="22"/></text:span></text:p>
      <text:p text:style-name="P3"><text:s text:c="6"/><text:span text:style-name="T1">CREW PICK UP - CALL4 TERM 2 TERM 4 ARVL LVL OUTSD AIRTRN </text:span></text:p>
      <text:p text:style-name="P3"><text:s text:c="21"/><text:span text:style-name="T1">BLDG LFT UNDR TRAK <text:s text:c="23"/></text:span></text:p>
      <text:p text:style-name="P3"><text:s text:c="6"/><text:span text:style-name="T1">OPNS - 718-704-2160 <text:s text:c="37"/></text:span></text:p>
      <text:p text:style-name="P2">---------------------------------------------------------------</text:p>
      <text:p text:style-name="P2">************** CREW ACCOMMODATIONS PHONE NUMBER ***************</text:p>
      <text:p text:style-name="P2">OUTSIDE ATL CALL 1-800-325-2739</text:p>
      <text:p text:style-name="P2">IN ATL PLEASE CALL 404-715-2739</text:p>
      <text:p text:style-name="P2">***************************************************************</text:p>
      <text:p text:style-name="P1">END <text:s/>15.26 GMT/30JUL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" svg:font-family="Couri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0T10:47:55.568571230</meta:creation-date>
    <dc:date>2022-07-30T10:48:31.835389248</dc:date>
    <meta:editing-duration>PT36S</meta:editing-duration>
    <meta:editing-cycles>1</meta:editing-cycles>
    <meta:document-statistic meta:table-count="0" meta:image-count="0" meta:object-count="0" meta:page-count="2" meta:paragraph-count="72" meta:word-count="365" meta:character-count="4164" meta:non-whitespace-character-count="2092"/>
    <meta:generator>LibreOffice/6.4.7.2$Linux_X86_64 LibreOffice_project/40$Build-2</meta:generator>
  </office:meta>
</office:document-meta>
</file>